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Utils.writeTextBlockAlignStart( ResponseWriter writer , UIComponent component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Utils.startBlockContainer( ResponseWriter writer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tils.writeTextBlockAlignLeft( ResponseWriter writer , UIComponent component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Utils.layoutBlockContainer( ResponseWriter writer , int height , int width ,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Utils.endBlockContainer( Response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tils.writeStartTextBlock( ResponseWriter writer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Utils.writeBorder( ResponseWriter writer , int border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Utils.writeEndTextBlock( ResponseWriter writer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